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Completion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ConcurrentHandling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stProcess( NativeWebRequest request , DeferredResult &lt; T &gt; deferredResult , Object concurrent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Timeout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Error( NativeWebRequest request , DeferredResult &lt; T &gt; deferredResul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( NativeWebRequest request , DeferredResult &lt; T &gt; deferr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